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42BB33154B.svm" manifest:media-type=""/>
  <manifest:file-entry manifest:full-path="Pictures/20000001000008BF00000548DCC4AC44.svm" manifest:media-type=""/>
  <manifest:file-entry manifest:full-path="Pictures/200000010000056A0000010B6185A7BC.svm" manifest:media-type=""/>
  <manifest:file-entry manifest:full-path="Pictures/200000010000027A000000FAF273B888.svm" manifest:media-type=""/>
  <manifest:file-entry manifest:full-path="Pictures/200000010000017D00000129E242AB27.svm" manifest:media-type=""/>
  <manifest:file-entry manifest:full-path="Pictures/2000000100000175000001295D7A3A32.svm" manifest:media-type=""/>
  <manifest:file-entry manifest:full-path="Pictures/200000020000033C00000161639C6473.eps" manifest:media-type=""/>
  <manifest:file-entry manifest:full-path="Pictures/20000001000009E200000548E1E16219.svm" manifest:media-type=""/>
  <manifest:file-entry manifest:full-path="Pictures/20000001000003EA000000FE35FFD358.svm" manifest:media-type=""/>
  <manifest:file-entry manifest:full-path="Pictures/200000010000056A0000010BE2880253.svm" manifest:media-type=""/>
  <manifest:file-entry manifest:full-path="Pictures/2000000100000215000000D87E2A6CC9.svm" manifest:media-type=""/>
  <manifest:file-entry manifest:full-path="Pictures/2000000100000A7F0000017D172AAB30.svm" manifest:media-type=""/>
  <manifest:file-entry manifest:full-path="Pictures/2000000100000215000000D812EE90FF.svm" manifest:media-type=""/>
  <manifest:file-entry manifest:full-path="Pictures/20000001000003D9000000FED2F3EFC3.svm" manifest:media-type=""/>
  <manifest:file-entry manifest:full-path="Pictures/10000000000000200000002000309F1C.png" manifest:media-type="image/png"/>
  <manifest:file-entry manifest:full-path="Pictures/20000001000003E6000000FEEB4AD550.svm" manifest:media-type=""/>
  <manifest:file-entry manifest:full-path="Pictures/2000000100000118000000D410B89FAF.svm" manifest:media-type=""/>
  <manifest:file-entry manifest:full-path="Pictures/200000010000018E00000142E08E6177.svm" manifest:media-type=""/>
  <manifest:file-entry manifest:full-path="Pictures/200000010000018500000142AEA88071.svm" manifest:media-type=""/>
  <manifest:file-entry manifest:full-path="Pictures/2000000100000327000000FE6AAAAE7B.svm" manifest:media-type=""/>
  <manifest:file-entry manifest:full-path="Pictures/20000001000006FF0000017D740B24C9.svm" manifest:media-type=""/>
  <manifest:file-entry manifest:full-path="Pictures/200000010000039A000000FEED00287E.svm" manifest:media-type=""/>
  <manifest:file-entry manifest:full-path="Pictures/200000010000043E000000FE5F198285.svm" manifest:media-type=""/>
  <manifest:file-entry manifest:full-path="Pictures/200000010000043A000000FE225ED9DC.svm" manifest:media-type=""/>
  <manifest:file-entry manifest:full-path="Pictures/2000000100000395000000FEBA662658.svm" manifest:media-type=""/>
  <manifest:file-entry manifest:full-path="Pictures/2000000100000120000000D40BC84F2E.svm" manifest:media-type=""/>
  <manifest:file-entry manifest:full-path="Pictures/200000010000018500000142E2461A7D.svm" manifest:media-type=""/>
  <manifest:file-entry manifest:full-path="Pictures/2000000100000185000001422D48D22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Q_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Q_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6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0§display§\SI{1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0§display§\SI{1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0§display§\SI{83.33}{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0§display§A_{d4} \approx \SI{1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0§display§\SI{1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0§latex§\begin{align*}&#10;A_{d2}&amp;=-\frac{1}{2} \frac{\sum{R_C}}{\sum{R_E}}\\&#10;&amp;=\SI{-60}{\volt \per 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0§display§A_{d3}=\SI{-6.826}{\volt \per 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\SI{8.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0§display§\SI{23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\SI{2.3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Q_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0§display§\SI{15.7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\SI{30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latex§\begin{align*}&#10;A_{d1}&amp;=\frac{\sum{R_C}}{\sum{R_E}}\\&#10;&amp;=\SI{7.66}{\volt \per 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v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v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r_{be5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r_{be6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R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R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0§display§r_{e1'}+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TexMathsArgs="10§display§r_{e4'}+r_{e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10.723cm" svg:height="4.571cm" svg:x="0.429cm" svg:y="2.692cm">
          <draw:image xlink:href="Pictures/200000020000033C00000161639C6473.eps" xlink:type="simple" xlink:show="embed" xlink:actuate="onLoad">
            <text:p/>
          </draw:image>
        </draw:frame>
        <draw:frame draw:style-name="gr2" draw:text-style-name="P1" draw:layer="layout" svg:width="0.466cm" svg:height="0.385cm" svg:x="2.078cm" svg:y="5.492cm">
          <draw:image xlink:href="Pictures/200000010000018500000142AEA88071.svm" xlink:type="simple" xlink:show="embed" xlink:actuate="onLoad">
            <text:p/>
          </draw:image>
        </draw:frame>
        <draw:frame draw:style-name="gr3" draw:text-style-name="P1" draw:layer="layout" svg:width="0.466cm" svg:height="0.385cm" svg:x="3.746cm" svg:y="5.492cm">
          <draw:image xlink:href="Pictures/2000000100000185000001422D48D226.svm" xlink:type="simple" xlink:show="embed" xlink:actuate="onLoad">
            <text:p/>
          </draw:image>
        </draw:frame>
        <draw:frame draw:style-name="gr4" draw:text-style-name="P1" draw:layer="layout" svg:width="0.466cm" svg:height="0.385cm" svg:x="6.721cm" svg:y="5.362cm">
          <draw:image xlink:href="Pictures/200000010000018500000142BB33154B.svm" xlink:type="simple" xlink:show="embed" xlink:actuate="onLoad">
            <text:p/>
          </draw:image>
        </draw:frame>
        <draw:frame draw:style-name="gr5" draw:text-style-name="P1" draw:layer="layout" svg:width="0.466cm" svg:height="0.385cm" svg:x="8.459cm" svg:y="5.362cm">
          <draw:image xlink:href="Pictures/200000010000018500000142E2461A7D.svm" xlink:type="simple" xlink:show="embed" xlink:actuate="onLoad">
            <text:p/>
          </draw:image>
        </draw:frame>
        <draw:frame draw:style-name="gr6" draw:text-style-name="P1" draw:layer="layout" svg:width="0.984cm" svg:height="0.253cm" svg:x="0.735cm" svg:y="3.088cm">
          <draw:image xlink:href="Pictures/20000001000003D9000000FED2F3EFC3.svm" xlink:type="simple" xlink:show="embed" xlink:actuate="onLoad">
            <text:p/>
          </draw:image>
        </draw:frame>
        <draw:frame draw:style-name="gr6" draw:text-style-name="P1" draw:layer="layout" svg:width="0.984cm" svg:height="0.253cm" svg:x="4.536cm" svg:y="3.088cm">
          <draw:image xlink:href="Pictures/20000001000003D9000000FED2F3EFC3.svm" xlink:type="simple" xlink:show="embed" xlink:actuate="onLoad">
            <text:p/>
          </draw:image>
        </draw:frame>
        <draw:frame draw:style-name="gr7" draw:text-style-name="P1" draw:layer="layout" svg:width="0.633cm" svg:height="0.249cm" svg:x="2.402cm" svg:y="6.395cm">
          <draw:image xlink:href="Pictures/200000010000027A000000FAF273B888.svm" xlink:type="simple" xlink:show="embed" xlink:actuate="onLoad">
            <text:p/>
          </draw:image>
        </draw:frame>
        <draw:frame draw:style-name="gr7" draw:text-style-name="P1" draw:layer="layout" svg:width="0.633cm" svg:height="0.249cm" svg:x="3.327cm" svg:y="6.395cm">
          <draw:image xlink:href="Pictures/200000010000027A000000FAF273B888.svm" xlink:type="simple" xlink:show="embed" xlink:actuate="onLoad">
            <text:p/>
          </draw:image>
        </draw:frame>
        <draw:frame draw:style-name="gr8" draw:text-style-name="P1" draw:layer="layout" svg:width="1.085cm" svg:height="0.253cm" svg:x="7.006cm" svg:y="6.393cm">
          <draw:image xlink:href="Pictures/200000010000043E000000FE5F198285.svm" xlink:type="simple" xlink:show="embed" xlink:actuate="onLoad">
            <text:p/>
          </draw:image>
        </draw:frame>
        <draw:frame draw:style-name="gr8" draw:text-style-name="P1" draw:layer="layout" svg:width="1.085cm" svg:height="0.253cm" svg:x="7.506cm" svg:y="6.055cm">
          <draw:image xlink:href="Pictures/200000010000043E000000FE5F198285.svm" xlink:type="simple" xlink:show="embed" xlink:actuate="onLoad">
            <text:p/>
          </draw:image>
        </draw:frame>
        <draw:frame draw:style-name="gr9" draw:text-style-name="P1" draw:layer="layout" svg:width="1.79cm" svg:height="0.38cm" svg:x="10.333cm" svg:y="1.146cm">
          <draw:image xlink:href="Pictures/20000001000006FF0000017D740B24C9.svm" xlink:type="simple" xlink:show="embed" xlink:actuate="onLoad">
            <text:p/>
          </draw:image>
        </draw:frame>
        <draw:frame draw:style-name="gr10" draw:text-style-name="P1" draw:layer="layout" svg:width="0.806cm" svg:height="0.253cm" svg:x="6.745cm" svg:y="3.088cm">
          <draw:image xlink:href="Pictures/2000000100000327000000FE6AAAAE7B.svm" xlink:type="simple" xlink:show="embed" xlink:actuate="onLoad">
            <text:p/>
          </draw:image>
        </draw:frame>
        <draw:frame draw:style-name="gr10" draw:text-style-name="P1" draw:layer="layout" svg:width="0.806cm" svg:height="0.253cm" svg:x="8.021cm" svg:y="3.088cm">
          <draw:image xlink:href="Pictures/2000000100000327000000FE6AAAAE7B.svm" xlink:type="simple" xlink:show="embed" xlink:actuate="onLoad">
            <text:p/>
          </draw:image>
        </draw:frame>
        <draw:frame draw:style-name="gr11" draw:text-style-name="P1" draw:layer="layout" svg:width="2.529cm" svg:height="1.351cm" svg:x="5.765cm" svg:y="0.366cm">
          <draw:image xlink:href="Pictures/20000001000009E200000548E1E16219.svm" xlink:type="simple" xlink:show="embed" xlink:actuate="onLoad">
            <text:p/>
          </draw:image>
        </draw:frame>
        <draw:frame draw:style-name="gr12" draw:text-style-name="P1" draw:layer="layout" svg:width="2.686cm" svg:height="0.38cm" svg:x="8.956cm" svg:y="0.549cm">
          <draw:image xlink:href="Pictures/2000000100000A7F0000017D172AAB30.svm" xlink:type="simple" xlink:show="embed" xlink:actuate="onLoad">
            <text:p/>
          </draw:image>
        </draw:frame>
        <draw:frame draw:style-name="gr13" draw:text-style-name="P1" draw:layer="layout" svg:width="1.105cm" svg:height="0.304cm" svg:x="2.059cm" svg:y="3.975cm">
          <draw:image xlink:href="Pictures/200000010000039A000000FEED00287E.svm" xlink:type="simple" xlink:show="embed" xlink:actuate="onLoad">
            <text:p/>
          </draw:image>
        </draw:frame>
        <draw:frame draw:style-name="gr13" draw:text-style-name="P1" draw:layer="layout" svg:width="1.105cm" svg:height="0.304cm" svg:x="3.17cm" svg:y="3.641cm">
          <draw:image xlink:href="Pictures/200000010000039A000000FEED00287E.svm" xlink:type="simple" xlink:show="embed" xlink:actuate="onLoad">
            <text:p/>
          </draw:image>
        </draw:frame>
        <draw:frame draw:style-name="gr14" draw:text-style-name="P1" draw:layer="layout" svg:width="0.997cm" svg:height="0.253cm" svg:x="9.06cm" svg:y="2.403cm">
          <draw:image xlink:href="Pictures/20000001000003E6000000FEEB4AD550.svm" xlink:type="simple" xlink:show="embed" xlink:actuate="onLoad">
            <text:p/>
          </draw:image>
        </draw:frame>
        <draw:frame draw:style-name="gr15" draw:text-style-name="P1" draw:layer="layout" svg:width="1.099cm" svg:height="0.304cm" svg:x="10.636cm" svg:y="3.29cm">
          <draw:image xlink:href="Pictures/2000000100000395000000FEBA662658.svm" xlink:type="simple" xlink:show="embed" xlink:actuate="onLoad">
            <text:p/>
          </draw:image>
        </draw:frame>
        <draw:frame draw:style-name="gr16" draw:text-style-name="P1" draw:layer="layout" svg:width="0.476cm" svg:height="0.385cm" svg:x="10.542cm" svg:y="4.171cm">
          <draw:image xlink:href="Pictures/200000010000018E00000142E08E6177.svm" xlink:type="simple" xlink:show="embed" xlink:actuate="onLoad">
            <text:p/>
          </draw:image>
        </draw:frame>
        <draw:frame draw:style-name="gr17" draw:text-style-name="P1" draw:layer="layout" svg:width="1.081cm" svg:height="0.253cm" svg:x="9.271cm" svg:y="6.449cm">
          <draw:image xlink:href="Pictures/200000010000043A000000FE225ED9DC.svm" xlink:type="simple" xlink:show="embed" xlink:actuate="onLoad">
            <text:p/>
          </draw:image>
        </draw:frame>
        <draw:frame draw:style-name="gr18" draw:text-style-name="P1" draw:layer="layout" svg:width="1.201cm" svg:height="0.304cm" svg:x="11.158cm" svg:y="6.423cm">
          <draw:image xlink:href="Pictures/20000001000003EA000000FE35FFD358.svm" xlink:type="simple" xlink:show="embed" xlink:actuate="onLoad">
            <text:p/>
          </draw:image>
        </draw:frame>
        <draw:frame draw:style-name="gr19" draw:text-style-name="P1" draw:layer="layout" svg:width="2.238cm" svg:height="1.351cm" svg:x="1.526cm" svg:y="0.366cm">
          <draw:image xlink:href="Pictures/20000001000008BF00000548DCC4AC44.svm" xlink:type="simple" xlink:show="embed" xlink:actuate="onLoad">
            <text:p/>
          </draw:image>
        </draw:frame>
        <draw:frame draw:style-name="gr20" draw:text-style-name="P1" draw:layer="layout" svg:width="0.344cm" svg:height="0.253cm" svg:x="0.837cm" svg:y="5.98cm">
          <draw:image xlink:href="Pictures/2000000100000120000000D40BC84F2E.svm" xlink:type="simple" xlink:show="embed" xlink:actuate="onLoad">
            <text:p/>
          </draw:image>
        </draw:frame>
        <draw:frame draw:style-name="gr21" draw:text-style-name="P1" draw:layer="layout" svg:width="0.335cm" svg:height="0.253cm" svg:x="5.055cm" svg:y="5.98cm">
          <draw:image xlink:href="Pictures/2000000100000118000000D410B89FAF.svm" xlink:type="simple" xlink:show="embed" xlink:actuate="onLoad">
            <text:p/>
          </draw:image>
        </draw:frame>
        <draw:frame draw:style-name="gr22" draw:text-style-name="P1" draw:layer="layout" svg:width="0.638cm" svg:height="0.258cm" svg:x="2.207cm" svg:y="4.701cm">
          <draw:image xlink:href="Pictures/2000000100000215000000D812EE90FF.svm" xlink:type="simple" xlink:show="embed" xlink:actuate="onLoad">
            <text:p/>
          </draw:image>
        </draw:frame>
        <draw:frame draw:style-name="gr23" draw:text-style-name="P1" draw:layer="layout" svg:width="0.638cm" svg:height="0.258cm" svg:x="3.428cm" svg:y="4.701cm">
          <draw:image xlink:href="Pictures/2000000100000215000000D87E2A6CC9.svm" xlink:type="simple" xlink:show="embed" xlink:actuate="onLoad">
            <text:p/>
          </draw:image>
        </draw:frame>
        <draw:frame draw:style-name="gr24" draw:text-style-name="P1" draw:layer="layout" svg:width="0.446cm" svg:height="0.355cm" svg:x="1.273cm" svg:y="2.579cm">
          <draw:image xlink:href="Pictures/2000000100000175000001295D7A3A32.svm" xlink:type="simple" xlink:show="embed" xlink:actuate="onLoad">
            <text:p/>
          </draw:image>
        </draw:frame>
        <draw:frame draw:style-name="gr25" draw:text-style-name="P1" draw:layer="layout" svg:width="0.456cm" svg:height="0.355cm" svg:x="4.536cm" svg:y="2.579cm">
          <draw:image xlink:href="Pictures/200000010000017D00000129E242AB27.svm" xlink:type="simple" xlink:show="embed" xlink:actuate="onLoad">
            <text:p/>
          </draw:image>
        </draw:frame>
        <draw:frame draw:style-name="gr26" draw:text-style-name="P1" draw:layer="layout" svg:width="1.385cm" svg:height="0.266cm" svg:x="1.193cm" svg:y="7.002cm">
          <draw:image xlink:href="Pictures/200000010000056A0000010BE2880253.svm" xlink:type="simple" xlink:show="embed" xlink:actuate="onLoad">
            <text:p/>
          </draw:image>
        </draw:frame>
        <draw:frame draw:style-name="gr27" draw:text-style-name="P1" draw:layer="layout" svg:width="1.385cm" svg:height="0.266cm" svg:x="3.59cm" svg:y="7.002cm">
          <draw:image xlink:href="Pictures/200000010000056A0000010B6185A7B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9T14:13:42</meta:creation-date>
    <meta:editing-duration>PT7H22M27S</meta:editing-duration>
    <meta:editing-cycles>36</meta:editing-cycles>
    <meta:generator>LibreOffice/3.3$Linux LibreOffice_project/330m19$Build-401</meta:generator>
    <dc:title>kkkFigures</dc:title>
    <meta:initial-creator>kkk </meta:initial-creator>
    <dc:date>2014-09-11T09:46:17</dc:date>
    <dc:creator>kkk </dc:creator>
    <meta:document-statistic meta:object-count="32"/>
    <meta:template xlink:type="simple" xlink:actuate="onRequest" xlink:title="kkkFigures" xlink:href="../../../../../.libreoffice/3/user/template/kkkFigures.otg" meta:date="2014-08-29T14:13:41"/>
  </office:meta>
</office:document-meta>
</file>